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E000002FC4CC9F1B3AED43B1F.png" manifest:media-type="image/png"/>
  <manifest:file-entry manifest:full-path="Pictures/100092A800005498000062ED0E150EFC450DF0A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-0.075cm, 0cm, 0cm, 11.75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4" style:family="graphic" style:parent-style-name="standard">
      <style:graphic-properties draw:fill="solid" draw:fill-color="#ff4000" draw:opacity="50%" draw:opacity-name="" draw:textarea-horizontal-align="justify" draw:textarea-vertical-align="middle" draw:auto-grow-height="false" fo:min-height="1.05cm" fo:min-width="5.1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standard">
      <style:graphic-properties draw:fill="solid" draw:fill-color="#81d41a" draw:opacity="50%" draw:opacity-name="" draw:textarea-horizontal-align="justify" draw:textarea-vertical-align="middle" draw:auto-grow-height="false" fo:min-height="0.65cm" fo:min-width="0.8cm"/>
    </style:style>
    <style:style style:name="gr8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4000" draw:opacity="5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80008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800080" fo:font-weight="bold" style:font-weight-asian="bold" style:font-weight-complex="bold"/>
    </style:style>
    <style:style style:name="P7" style:family="paragraph">
      <loext:graphic-properties draw:fill="solid" draw:fill-color="#81d41a" draw:opacity="50%"/>
      <style:paragraph-properties fo:text-align="center"/>
    </style:style>
    <style:style style:name="P8" style:family="paragraph">
      <style:text-properties fo:color="#41190d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41190d" fo:font-weight="bold" fo:background-color="#50200c" style:font-weight-asian="bold" style:font-weight-complex="bold"/>
    </style:style>
    <style:style style:name="P10" style:family="paragraph">
      <style:text-properties fo:color="#4b2204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4b2204" fo:font-weight="bold" fo:background-color="#ffff00" style:font-weight-asian="bold" style:font-weight-complex="bold"/>
    </style:style>
    <style:style style:name="P12" style:family="paragraph">
      <style:text-properties fo:color="#ed4c05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ed4c05" fo:font-weight="bold" style:font-weight-asian="bold" style:font-weight-complex="bold"/>
    </style:style>
    <style:style style:name="P14" style:family="paragraph">
      <style:text-properties fo:color="#5eb91e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5eb91e" fo:font-weight="bold" style:font-weight-asian="bold" style:font-weight-complex="bold"/>
    </style:style>
    <style:style style:name="T1" style:family="text">
      <style:text-properties fo:color="#800080" fo:font-weight="bold" style:font-weight-asian="bold" style:font-weight-complex="bold"/>
    </style:style>
    <style:style style:name="T2" style:family="text">
      <style:text-properties fo:color="#41190d" fo:font-weight="bold" style:font-weight-asian="bold" style:font-weight-complex="bold"/>
    </style:style>
    <style:style style:name="T3" style:family="text">
      <style:text-properties fo:color="#4b2204" fo:font-weight="bold" style:font-weight-asian="bold" style:font-weight-complex="bold"/>
    </style:style>
    <style:style style:name="T4" style:family="text">
      <style:text-properties fo:color="#ed4c05" fo:font-weight="bold" style:font-weight-asian="bold" style:font-weight-complex="bold"/>
    </style:style>
    <style:style style:name="T5" style:family="text">
      <style:text-properties fo:color="#5eb9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9.9cm" svg:height="25.4cm" svg:x="-2.145cm" svg:y="-1.245cm">
          <draw:image xlink:href="Pictures/100092A800005498000062ED0E150EFC450DF0AE.svg" xlink:type="simple" xlink:show="embed" xlink:actuate="onLoad" loext:mime-type="image/svg+xml">
            <text:p/>
          </draw:image>
          <draw:image xlink:href="Pictures/100002010000028E000002FC4CC9F1B3AED43B1F.png" xlink:type="simple" xlink:show="embed" xlink:actuate="onLoad" loext:mime-type="image/png"/>
        </draw:frame>
        <draw:frame draw:style-name="gr2" draw:text-style-name="P2" draw:layer="layout" svg:width="4.6cm" svg:height="3.3cm" svg:x="9.655cm" svg:y="2.855cm">
          <draw:text-box>
            <text:p/>
          </draw:text-box>
        </draw:frame>
        <draw:frame draw:style-name="gr3" draw:text-style-name="P2" draw:layer="layout" svg:width="4.7cm" svg:height="1.9cm" svg:x="16.255cm" svg:y="17.755cm">
          <draw:text-box>
            <text:p/>
          </draw:text-box>
        </draw:frame>
        <draw:custom-shape draw:style-name="gr4" draw:text-style-name="P3" draw:layer="layout" svg:width="5.6cm" svg:height="1.3cm" svg:x="1.755cm" svg:y="16.95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255cm" svg:y1="17.655cm" svg:x2="7.355cm" svg:y2="17.655cm">
          <text:p/>
        </draw:line>
        <draw:frame draw:style-name="gr6" draw:text-style-name="P6" draw:layer="layout" svg:width="4.6cm" svg:height="2cm" svg:x="10.155cm" svg:y="17.155cm">
          <draw:text-box>
            <text:p text:style-name="P5"><text:span text:style-name="T1">local_ip</text:span></text:p>
          </draw:text-box>
        </draw:frame>
        <draw:custom-shape draw:style-name="gr4" draw:text-style-name="P3" draw:layer="layout" svg:width="5.6cm" svg:height="1.3cm" svg:x="1.655cm" svg:y="5.3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6cm" svg:height="1.3cm" svg:x="-0.245cm" svg:y="0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6cm" svg:height="1.3cm" svg:x="1.655cm" svg:y="10.05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155cm" svg:y1="10.755cm" svg:x2="7.255cm" svg:y2="10.755cm">
          <text:p/>
        </draw:line>
        <draw:line draw:style-name="gr5" draw:text-style-name="P4" draw:layer="layout" svg:x1="10.155cm" svg:y1="6.055cm" svg:x2="7.255cm" svg:y2="6.055cm">
          <text:p/>
        </draw:line>
        <draw:line draw:style-name="gr5" draw:text-style-name="P4" draw:layer="layout" svg:x1="8.255cm" svg:y1="1.555cm" svg:x2="5.355cm" svg:y2="1.555cm">
          <text:p/>
        </draw:line>
        <draw:frame draw:style-name="gr6" draw:text-style-name="P6" draw:layer="layout" svg:width="10.3cm" svg:height="2cm" svg:x="10.055cm" svg:y="10.355cm">
          <draw:text-box>
            <text:p text:style-name="P5"><text:span text:style-name="T1">Router local_ip</text:span></text:p>
          </draw:text-box>
        </draw:frame>
        <draw:frame draw:style-name="gr6" draw:text-style-name="P6" draw:layer="layout" svg:width="10.5cm" svg:height="2.089cm" svg:x="10.155cm" svg:y="5.455cm">
          <draw:text-box>
            <text:p text:style-name="P5"><text:span text:style-name="T1">public_ip </text:span><text:span text:style-name="T1">路由器</text:span><text:span text:style-name="T1">ip</text:span><text:span text:style-name="T1">，与网络提供商连接</text:span></text:p>
          </draw:text-box>
        </draw:frame>
        <draw:frame draw:style-name="gr6" draw:text-style-name="P6" draw:layer="layout" svg:width="10.3cm" svg:height="2cm" svg:x="8.055cm" svg:y="0.855cm">
          <draw:text-box>
            <text:p text:style-name="P5"><text:span text:style-name="T1">provider_ip :</text:span><text:span text:style-name="T1">网络提供商</text:span><text:span text:style-name="T1">ip</text:span></text:p>
          </draw:text-box>
        </draw:frame>
        <draw:custom-shape draw:style-name="gr7" draw:text-style-name="P7" draw:layer="layout" svg:width="1.3cm" svg:height="0.9cm" svg:x="1.555cm" svg:y="12.95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4.6cm" svg:height="2cm" svg:x="0.355cm" svg:y="13.955cm">
          <draw:text-box>
            <text:p text:style-name="P8"><text:span text:style-name="T2">Switch name</text:span></text:p>
          </draw:text-box>
        </draw:frame>
        <draw:custom-shape draw:style-name="gr7" draw:text-style-name="P7" draw:layer="layout" svg:width="1.3cm" svg:height="0.9cm" svg:x="1.055cm" svg:y="8.155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7.8cm" svg:height="2.089cm" svg:x="0.555cm" svg:y="8.866cm">
          <draw:text-box>
            <text:p text:style-name="P10"><text:span text:style-name="T3">gateway name </text:span><text:span text:style-name="T3">网关</text:span></text:p>
          </draw:text-box>
        </draw:frame>
        <draw:frame draw:style-name="gr6" draw:text-style-name="P13" draw:layer="layout" svg:width="10.3cm" svg:height="2cm" svg:x="8.055cm" svg:y="1.655cm">
          <draw:text-box>
            <text:p text:style-name="P12"><text:span text:style-name="T4">provider_mac</text:span><text:span text:style-name="T4">网络提供商</text:span><text:span text:style-name="T4">mac</text:span></text:p>
          </draw:text-box>
        </draw:frame>
        <draw:frame draw:style-name="gr6" draw:text-style-name="P13" draw:layer="layout" svg:width="10.3cm" svg:height="2cm" svg:x="10.155cm" svg:y="17.855cm">
          <draw:text-box>
            <text:p text:style-name="P12"><text:span text:style-name="T4">mac : SCADAmac</text:span></text:p>
          </draw:text-box>
        </draw:frame>
        <draw:frame draw:style-name="gr6" draw:text-style-name="P15" draw:layer="layout" svg:width="10.3cm" svg:height="2cm" svg:x="10.255cm" svg:y="18.555cm">
          <draw:text-box>
            <text:p text:style-name="P14"><text:span text:style-name="T5">Interface: scada-etho</text:span></text:p>
          </draw:text-box>
        </draw:frame>
        <draw:frame draw:style-name="gr6" draw:text-style-name="P15" draw:layer="layout" svg:width="10.3cm" svg:height="2cm" svg:x="8.075cm" svg:y="2.555cm">
          <draw:text-box>
            <text:p text:style-name="P14"><text:span text:style-name="T5">Interface: r0-eth1</text:span></text:p>
          </draw:text-box>
        </draw:frame>
        <draw:frame draw:style-name="gr6" draw:text-style-name="P13" draw:layer="layout" svg:width="10.3cm" svg:height="2cm" svg:x="10.055cm" svg:y="11.055cm">
          <draw:text-box>
            <text:p text:style-name="P12"><text:span text:style-name="T4">inbound_mac </text:span></text:p>
          </draw:text-box>
        </draw:frame>
        <draw:frame draw:style-name="gr6" draw:text-style-name="P13" draw:layer="layout" svg:width="10.3cm" svg:height="2cm" svg:x="10.055cm" svg:y="9.655cm">
          <draw:text-box>
            <text:p text:style-name="P12"><text:span text:style-name="T4">outbound_mac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55cm" fo:margin-bottom="0.955cm" fo:margin-left="0.955cm" fo:margin-right="0.955cm" fo:page-width="21.656cm" fo:page-height="25.3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5T18:03:15.392001561</dc:date>
    <meta:editing-duration>PT1M10S</meta:editing-duration>
    <meta:editing-cycles>1</meta:editing-cycles>
    <meta:document-statistic meta:object-count="25"/>
    <meta:generator>LibreOffice/6.4.7.2$Linux_X86_64 LibreOffice_project/40$Build-2</meta:generator>
  </office:meta>
</office:document-meta>
</file>